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A7174A3C5736D1A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width="17.59cm" svg:height="14.071cm" draw:z-index="0"><draw:image xlink:href="Pictures/100000000000050000000400A7174A3C5736D1A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 LibreOffice_project/f7f06a8f319e4b62f9bc5095aa112a65d2f3ac89</meta:generator>
    <dc:date>2018-11-26T13:39:48.547000000</dc:date>
    <meta:editing-duration>PT2M4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